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5cm" fo:min-width="14.268cm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4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4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4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87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44" style:family="graphic" style:parent-style-name="objectwithoutfill">
      <style:graphic-properties draw:marker-end="Arrow" draw:marker-end-width="0.3cm" draw:fill="solid" draw:textarea-vertical-align="middle"/>
    </style:style>
    <style:style style:name="gr14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draw:fill="gradient" draw:fill-color="#cfe7f5" draw:fill-gradient-name="Greysca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Purpl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Orange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.04cm" svg:stroke-color="#b2b2b2" draw:marker-start="" draw:marker-start-width="0.26cm" draw:marker-start-center="false" draw:marker-end="" draw:marker-end-width="0.26cm" draw:marker-end-center="false" draw:fill="gradient" draw:fill-color="#cfe7f5" draw:fill-gradient-name="Light_20_Grey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4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gradient" draw:fill-color="#cfe7f5" draw:fill-gradient-name="Greysca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gradient" draw:fill-color="#cfe7f5" draw:fill-gradient-name="Light_20_Purpl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gradient" draw:fill-color="#cfe7f5" draw:fill-gradient-name="Light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4.768cm" svg:height="5.7cm" svg:x="6.832cm" svg:y="8.087cm">
          <text:p/>
          <draw:enhanced-geometry svg:viewBox="0 0 21600 21600" draw:type="rectangle" draw:enhanced-path="M 0 0 L 21600 0 21600 21600 0 21600 0 0 Z N"/>
        </draw:custom-shap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" draw:text-style-name="P2" draw:layer="layout" svg:width="1.465cm" svg:height="0.948cm" svg:x="14.349cm" svg:y="10.504cm" svg:viewBox="0 0 1466 949" svg:d="M1 949c122 0 1465-590 1465-770 0-179-189-179-311-179 0 77-1198 385-1154 949z">
              <text:p/>
            </draw:path>
            <draw:g>
              <draw:polygon draw:style-name="gr3" draw:text-style-name="P3" draw:layer="layout" svg:width="1.552cm" svg:height="1.41cm" svg:x="12.708cm" svg:y="9.99cm" svg:viewBox="0 0 1553 1411" draw:points="0,513 0,0 1553,898 1553,1411">
                <text:p/>
              </draw:polygon>
              <draw:polygon draw:style-name="gr4" draw:text-style-name="P4" draw:layer="layout" svg:width="1.33cm" svg:height="1.282cm" svg:x="14.261cm" svg:y="10.119cm" svg:viewBox="0 0 1331 1283" draw:points="0,1283 0,769 1331,0 1331,513">
                <text:p/>
              </draw:polygon>
              <draw:polygon draw:style-name="gr5" draw:text-style-name="P5" draw:layer="layout" svg:width="2.884cm" svg:height="1.666cm" svg:x="12.708cm" svg:y="9.221cm" svg:viewBox="0 0 2885 1667" draw:points="1553,1667 0,769 1331,0 2885,898">
                <text:p/>
              </draw:polygon>
              <draw:line draw:style-name="gr6" draw:text-style-name="P6" draw:layer="layout" svg:x1="13.24cm" svg:y1="10.401cm" svg:x2="13.24cm" svg:y2="10.709cm">
                <text:p/>
              </draw:line>
              <draw:line draw:style-name="gr7" draw:text-style-name="P6" draw:layer="layout" svg:x1="14.217cm" svg:y1="11.059cm" svg:x2="13.507cm" svg:y2="10.648cm">
                <text:p/>
              </draw:line>
              <draw:line draw:style-name="gr8" draw:text-style-name="P6" draw:layer="layout" svg:x1="13.503cm" svg:y1="10.555cm" svg:x2="13.503cm" svg:y2="10.658cm">
                <text:p/>
              </draw:line>
              <draw:line draw:style-name="gr9" draw:text-style-name="P6" draw:layer="layout" svg:x1="14.213cm" svg:y1="10.966cm" svg:x2="14.213cm" svg:y2="11.069cm">
                <text:p/>
              </draw:line>
              <draw:line draw:style-name="gr10" draw:text-style-name="P6" draw:layer="layout" svg:x1="14.213cm" svg:y1="10.966cm" svg:x2="13.503cm" svg:y2="10.555cm">
                <text:p/>
              </draw:line>
              <draw:polygon draw:style-name="gr11" draw:text-style-name="P7" draw:layer="layout" svg:width="0.088cm" svg:height="0.153cm" svg:x="13.329cm" svg:y="10.452cm" svg:viewBox="0 0 89 154" draw:points="0,103 0,0 89,51 89,154">
                <text:p/>
              </draw:polygon>
              <draw:line draw:style-name="gr12" draw:text-style-name="P6" draw:layer="layout" svg:x1="13.152cm" svg:y1="10.35cm" svg:x2="13.152cm" svg:y2="10.658cm">
                <text:p/>
              </draw:line>
              <draw:line draw:style-name="gr13" draw:text-style-name="P6" draw:layer="layout" svg:x1="13.063cm" svg:y1="10.298cm" svg:x2="13.063cm" svg:y2="10.606cm">
                <text:p/>
              </draw:line>
              <draw:line draw:style-name="gr14" draw:text-style-name="P6" draw:layer="layout" svg:x1="12.974cm" svg:y1="10.247cm" svg:x2="12.974cm" svg:y2="10.555cm">
                <text:p/>
              </draw:line>
              <draw:line draw:style-name="gr15" draw:text-style-name="P6" draw:layer="layout" svg:x1="12.885cm" svg:y1="10.196cm" svg:x2="12.885cm" svg:y2="10.504cm">
                <text:p/>
              </draw:line>
              <draw:line draw:style-name="gr16" draw:text-style-name="P6" draw:layer="layout" svg:x1="12.797cm" svg:y1="10.144cm" svg:x2="12.797cm" svg:y2="10.452cm">
                <text:p/>
              </draw:line>
              <draw:polygon draw:style-name="gr17" draw:text-style-name="P3" draw:layer="layout" svg:width="0.088cm" svg:height="0.564cm" svg:x="12.619cm" svg:y="9.939cm" svg:viewBox="0 0 89 565" draw:points="0,513 0,0 89,51 89,565">
                <text:p/>
              </draw:polygon>
              <draw:polygon draw:style-name="gr18" draw:text-style-name="P3" draw:layer="layout" svg:width="0.088cm" svg:height="0.564cm" svg:x="14.261cm" svg:y="10.888cm" svg:viewBox="0 0 89 565" draw:points="0,513 0,0 89,51 89,565">
                <text:p/>
              </draw:polygon>
              <draw:polygon draw:style-name="gr19" draw:text-style-name="P8" draw:layer="layout" svg:width="2.973cm" svg:height="2.231cm" svg:x="12.619cm" svg:y="9.221cm" svg:viewBox="0 0 2974 2232" draw:points="0,1231 0,718 89,769 1420,0 2974,898 2974,1411 1731,2129 1731,2232">
                <text:p/>
              </draw:polygon>
            </draw:g>
          </draw:g>
          <draw:g>
            <draw:custom-shape draw:style-name="gr20" draw:text-style-name="P9" draw:layer="layout" svg:width="0.472cm" svg:height="0.469cm" svg:x="14.726cm" svg:y="10.8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1" draw:text-style-name="P10" draw:layer="layout" svg:width="0.287cm" svg:height="0.438cm" svg:x="14.831cm" svg:y="10.887cm" svg:viewBox="0 0 288 439" draw:points="0,31 52,31 79,15 131,0 209,31 157,31 184,76 105,151 79,166 52,182 105,212 131,242 209,242 288,288 236,379 157,439 157,349 105,288 131,258 79,212 26,197 0,136">
              <text:p/>
            </draw:polygon>
            <draw:path draw:style-name="gr22" draw:text-style-name="P10" draw:layer="layout" svg:width="0.118cm" svg:height="0.199cm" svg:x="15.066cm" svg:y="10.914cm" svg:viewBox="0 0 119 200" svg:d="M105 200v-15l-26-45v-46l-27-61-52-30c52-30 157 167 105 197z">
              <text:p/>
            </draw:path>
            <draw:g>
              <draw:line draw:style-name="gr23" draw:text-style-name="P11" draw:layer="layout" svg:x1="14.935cm" svg:y1="11.174cm" svg:x2="14.909cm" svg:y2="11.068cm">
                <text:p/>
              </draw:line>
              <draw:line draw:style-name="gr24" draw:text-style-name="P11" draw:layer="layout" svg:x1="14.935cm" svg:y1="11.175cm" svg:x2="14.961cm" svg:y2="11.099cm">
                <text:p/>
              </draw:line>
              <draw:line draw:style-name="gr25" draw:text-style-name="P11" draw:layer="layout" svg:x1="14.988cm" svg:y1="11.175cm" svg:x2="14.962cm" svg:y2="11.099cm">
                <text:p/>
              </draw:line>
              <draw:line draw:style-name="gr26" draw:text-style-name="P11" draw:layer="layout" svg:x1="14.988cm" svg:y1="11.174cm" svg:x2="15.014cm" svg:y2="11.068cm">
                <text:p/>
              </draw:line>
            </draw:g>
            <draw:g>
              <draw:line draw:style-name="gr27" draw:text-style-name="P11" draw:layer="layout" svg:x1="15.092cm" svg:y1="11.174cm" svg:x2="15.066cm" svg:y2="11.068cm">
                <text:p/>
              </draw:line>
              <draw:line draw:style-name="gr28" draw:text-style-name="P11" draw:layer="layout" svg:x1="15.092cm" svg:y1="11.175cm" svg:x2="15.118cm" svg:y2="11.099cm">
                <text:p/>
              </draw:line>
              <draw:line draw:style-name="gr29" draw:text-style-name="P11" draw:layer="layout" svg:x1="15.145cm" svg:y1="11.175cm" svg:x2="15.119cm" svg:y2="11.099cm">
                <text:p/>
              </draw:line>
              <draw:line draw:style-name="gr30" draw:text-style-name="P11" draw:layer="layout" svg:x1="15.145cm" svg:y1="11.174cm" svg:x2="15.171cm" svg:y2="11.068cm">
                <text:p/>
              </draw:line>
            </draw:g>
            <draw:g>
              <draw:line draw:style-name="gr31" draw:text-style-name="P11" draw:layer="layout" svg:x1="14.778cm" svg:y1="11.174cm" svg:x2="14.752cm" svg:y2="11.068cm">
                <text:p/>
              </draw:line>
              <draw:line draw:style-name="gr32" draw:text-style-name="P11" draw:layer="layout" svg:x1="14.778cm" svg:y1="11.175cm" svg:x2="14.804cm" svg:y2="11.099cm">
                <text:p/>
              </draw:line>
              <draw:line draw:style-name="gr33" draw:text-style-name="P11" draw:layer="layout" svg:x1="14.83cm" svg:y1="11.175cm" svg:x2="14.804cm" svg:y2="11.099cm">
                <text:p/>
              </draw:line>
              <draw:line draw:style-name="gr34" draw:text-style-name="P11" draw:layer="layout" svg:x1="14.831cm" svg:y1="11.174cm" svg:x2="14.857cm" svg:y2="11.068cm">
                <text:p/>
              </draw:line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5" draw:text-style-name="P2" draw:layer="layout" svg:width="1.465cm" svg:height="0.948cm" svg:x="19.735cm" svg:y="10.504cm" svg:viewBox="0 0 1466 949" svg:d="M1 949c122 0 1465-590 1465-770 0-179-189-179-311-179 0 77-1198 385-1154 949z">
              <text:p/>
            </draw:path>
            <draw:g>
              <draw:polygon draw:style-name="gr36" draw:text-style-name="P3" draw:layer="layout" svg:width="1.552cm" svg:height="1.41cm" svg:x="18.094cm" svg:y="9.99cm" svg:viewBox="0 0 1553 1411" draw:points="0,513 0,0 1553,898 1553,1411">
                <text:p/>
              </draw:polygon>
              <draw:polygon draw:style-name="gr37" draw:text-style-name="P4" draw:layer="layout" svg:width="1.33cm" svg:height="1.282cm" svg:x="19.647cm" svg:y="10.119cm" svg:viewBox="0 0 1331 1283" draw:points="0,1283 0,769 1331,0 1331,513">
                <text:p/>
              </draw:polygon>
              <draw:polygon draw:style-name="gr38" draw:text-style-name="P5" draw:layer="layout" svg:width="2.884cm" svg:height="1.666cm" svg:x="18.094cm" svg:y="9.221cm" svg:viewBox="0 0 2885 1667" draw:points="1553,1667 0,769 1331,0 2885,898">
                <text:p/>
              </draw:polygon>
              <draw:line draw:style-name="gr39" draw:text-style-name="P6" draw:layer="layout" svg:x1="18.626cm" svg:y1="10.401cm" svg:x2="18.626cm" svg:y2="10.709cm">
                <text:p/>
              </draw:line>
              <draw:line draw:style-name="gr40" draw:text-style-name="P6" draw:layer="layout" svg:x1="19.603cm" svg:y1="11.059cm" svg:x2="18.893cm" svg:y2="10.648cm">
                <text:p/>
              </draw:line>
              <draw:line draw:style-name="gr41" draw:text-style-name="P6" draw:layer="layout" svg:x1="18.889cm" svg:y1="10.555cm" svg:x2="18.889cm" svg:y2="10.658cm">
                <text:p/>
              </draw:line>
              <draw:line draw:style-name="gr42" draw:text-style-name="P6" draw:layer="layout" svg:x1="19.599cm" svg:y1="10.966cm" svg:x2="19.599cm" svg:y2="11.069cm">
                <text:p/>
              </draw:line>
              <draw:line draw:style-name="gr43" draw:text-style-name="P6" draw:layer="layout" svg:x1="19.599cm" svg:y1="10.966cm" svg:x2="18.889cm" svg:y2="10.555cm">
                <text:p/>
              </draw:line>
              <draw:polygon draw:style-name="gr44" draw:text-style-name="P7" draw:layer="layout" svg:width="0.088cm" svg:height="0.153cm" svg:x="18.715cm" svg:y="10.452cm" svg:viewBox="0 0 89 154" draw:points="0,103 0,0 89,51 89,154">
                <text:p/>
              </draw:polygon>
              <draw:line draw:style-name="gr45" draw:text-style-name="P6" draw:layer="layout" svg:x1="18.538cm" svg:y1="10.35cm" svg:x2="18.538cm" svg:y2="10.658cm">
                <text:p/>
              </draw:line>
              <draw:line draw:style-name="gr46" draw:text-style-name="P6" draw:layer="layout" svg:x1="18.449cm" svg:y1="10.298cm" svg:x2="18.449cm" svg:y2="10.606cm">
                <text:p/>
              </draw:line>
              <draw:line draw:style-name="gr47" draw:text-style-name="P6" draw:layer="layout" svg:x1="18.36cm" svg:y1="10.247cm" svg:x2="18.36cm" svg:y2="10.555cm">
                <text:p/>
              </draw:line>
              <draw:line draw:style-name="gr48" draw:text-style-name="P6" draw:layer="layout" svg:x1="18.271cm" svg:y1="10.196cm" svg:x2="18.271cm" svg:y2="10.504cm">
                <text:p/>
              </draw:line>
              <draw:line draw:style-name="gr49" draw:text-style-name="P6" draw:layer="layout" svg:x1="18.183cm" svg:y1="10.144cm" svg:x2="18.183cm" svg:y2="10.452cm">
                <text:p/>
              </draw:line>
              <draw:polygon draw:style-name="gr50" draw:text-style-name="P3" draw:layer="layout" svg:width="0.088cm" svg:height="0.564cm" svg:x="18.005cm" svg:y="9.939cm" svg:viewBox="0 0 89 565" draw:points="0,513 0,0 89,51 89,565">
                <text:p/>
              </draw:polygon>
              <draw:polygon draw:style-name="gr51" draw:text-style-name="P3" draw:layer="layout" svg:width="0.088cm" svg:height="0.564cm" svg:x="19.647cm" svg:y="10.888cm" svg:viewBox="0 0 89 565" draw:points="0,513 0,0 89,51 89,565">
                <text:p/>
              </draw:polygon>
              <draw:polygon draw:style-name="gr52" draw:text-style-name="P8" draw:layer="layout" svg:width="2.973cm" svg:height="2.231cm" svg:x="18.005cm" svg:y="9.221cm" svg:viewBox="0 0 2974 2232" draw:points="0,1231 0,718 89,769 1420,0 2974,898 2974,1411 1731,2129 1731,2232">
                <text:p/>
              </draw:polygon>
            </draw:g>
          </draw:g>
          <draw:g>
            <draw:custom-shape draw:style-name="gr53" draw:text-style-name="P9" draw:layer="layout" svg:width="0.472cm" svg:height="0.469cm" svg:x="20.112cm" svg:y="10.8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4" draw:text-style-name="P10" draw:layer="layout" svg:width="0.287cm" svg:height="0.438cm" svg:x="20.217cm" svg:y="10.887cm" svg:viewBox="0 0 288 439" draw:points="0,31 52,31 79,15 131,0 209,31 157,31 184,76 105,151 79,166 52,182 105,212 131,242 209,242 288,288 236,379 157,439 157,349 105,288 131,258 79,212 26,197 0,136">
              <text:p/>
            </draw:polygon>
            <draw:path draw:style-name="gr55" draw:text-style-name="P10" draw:layer="layout" svg:width="0.118cm" svg:height="0.199cm" svg:x="20.452cm" svg:y="10.914cm" svg:viewBox="0 0 119 200" svg:d="M105 200v-15l-26-45v-46l-27-61-52-30c52-30 157 167 105 197z">
              <text:p/>
            </draw:path>
            <draw:g>
              <draw:line draw:style-name="gr56" draw:text-style-name="P11" draw:layer="layout" svg:x1="20.321cm" svg:y1="11.174cm" svg:x2="20.295cm" svg:y2="11.068cm">
                <text:p/>
              </draw:line>
              <draw:line draw:style-name="gr57" draw:text-style-name="P11" draw:layer="layout" svg:x1="20.321cm" svg:y1="11.175cm" svg:x2="20.347cm" svg:y2="11.099cm">
                <text:p/>
              </draw:line>
              <draw:line draw:style-name="gr58" draw:text-style-name="P11" draw:layer="layout" svg:x1="20.374cm" svg:y1="11.175cm" svg:x2="20.348cm" svg:y2="11.099cm">
                <text:p/>
              </draw:line>
              <draw:line draw:style-name="gr59" draw:text-style-name="P11" draw:layer="layout" svg:x1="20.374cm" svg:y1="11.174cm" svg:x2="20.4cm" svg:y2="11.068cm">
                <text:p/>
              </draw:line>
            </draw:g>
            <draw:g>
              <draw:line draw:style-name="gr60" draw:text-style-name="P11" draw:layer="layout" svg:x1="20.478cm" svg:y1="11.174cm" svg:x2="20.452cm" svg:y2="11.068cm">
                <text:p/>
              </draw:line>
              <draw:line draw:style-name="gr61" draw:text-style-name="P11" draw:layer="layout" svg:x1="20.478cm" svg:y1="11.175cm" svg:x2="20.504cm" svg:y2="11.099cm">
                <text:p/>
              </draw:line>
              <draw:line draw:style-name="gr62" draw:text-style-name="P11" draw:layer="layout" svg:x1="20.531cm" svg:y1="11.175cm" svg:x2="20.505cm" svg:y2="11.099cm">
                <text:p/>
              </draw:line>
              <draw:line draw:style-name="gr63" draw:text-style-name="P11" draw:layer="layout" svg:x1="20.531cm" svg:y1="11.174cm" svg:x2="20.557cm" svg:y2="11.068cm">
                <text:p/>
              </draw:line>
            </draw:g>
            <draw:g>
              <draw:line draw:style-name="gr64" draw:text-style-name="P11" draw:layer="layout" svg:x1="20.164cm" svg:y1="11.174cm" svg:x2="20.138cm" svg:y2="11.068cm">
                <text:p/>
              </draw:line>
              <draw:line draw:style-name="gr65" draw:text-style-name="P11" draw:layer="layout" svg:x1="20.164cm" svg:y1="11.175cm" svg:x2="20.19cm" svg:y2="11.099cm">
                <text:p/>
              </draw:line>
              <draw:line draw:style-name="gr66" draw:text-style-name="P11" draw:layer="layout" svg:x1="20.216cm" svg:y1="11.175cm" svg:x2="20.19cm" svg:y2="11.099cm">
                <text:p/>
              </draw:line>
              <draw:line draw:style-name="gr67" draw:text-style-name="P11" draw:layer="layout" svg:x1="20.217cm" svg:y1="11.174cm" svg:x2="20.243cm" svg:y2="11.068cm">
                <text:p/>
              </draw:line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8" draw:text-style-name="P2" draw:layer="layout" svg:width="1.465cm" svg:height="0.948cm" svg:x="8.93cm" svg:y="10.504cm" svg:viewBox="0 0 1466 949" svg:d="M1 949c122 0 1465-590 1465-770 0-179-189-179-311-179 0 77-1198 385-1154 949z">
              <text:p/>
            </draw:path>
            <draw:g>
              <draw:polygon draw:style-name="gr69" draw:text-style-name="P3" draw:layer="layout" svg:width="1.552cm" svg:height="1.41cm" svg:x="7.289cm" svg:y="9.99cm" svg:viewBox="0 0 1553 1411" draw:points="0,513 0,0 1553,898 1553,1411">
                <text:p/>
              </draw:polygon>
              <draw:polygon draw:style-name="gr70" draw:text-style-name="P4" draw:layer="layout" svg:width="1.33cm" svg:height="1.282cm" svg:x="8.842cm" svg:y="10.119cm" svg:viewBox="0 0 1331 1283" draw:points="0,1283 0,769 1331,0 1331,513">
                <text:p/>
              </draw:polygon>
              <draw:polygon draw:style-name="gr71" draw:text-style-name="P5" draw:layer="layout" svg:width="2.884cm" svg:height="1.666cm" svg:x="7.289cm" svg:y="9.221cm" svg:viewBox="0 0 2885 1667" draw:points="1553,1667 0,769 1331,0 2885,898">
                <text:p/>
              </draw:polygon>
              <draw:line draw:style-name="gr72" draw:text-style-name="P6" draw:layer="layout" svg:x1="7.821cm" svg:y1="10.401cm" svg:x2="7.821cm" svg:y2="10.709cm">
                <text:p/>
              </draw:line>
              <draw:line draw:style-name="gr73" draw:text-style-name="P6" draw:layer="layout" svg:x1="8.798cm" svg:y1="11.059cm" svg:x2="8.088cm" svg:y2="10.648cm">
                <text:p/>
              </draw:line>
              <draw:line draw:style-name="gr74" draw:text-style-name="P6" draw:layer="layout" svg:x1="8.084cm" svg:y1="10.555cm" svg:x2="8.084cm" svg:y2="10.658cm">
                <text:p/>
              </draw:line>
              <draw:line draw:style-name="gr75" draw:text-style-name="P6" draw:layer="layout" svg:x1="8.794cm" svg:y1="10.966cm" svg:x2="8.794cm" svg:y2="11.069cm">
                <text:p/>
              </draw:line>
              <draw:line draw:style-name="gr76" draw:text-style-name="P6" draw:layer="layout" svg:x1="8.794cm" svg:y1="10.966cm" svg:x2="8.084cm" svg:y2="10.555cm">
                <text:p/>
              </draw:line>
              <draw:polygon draw:style-name="gr77" draw:text-style-name="P7" draw:layer="layout" svg:width="0.088cm" svg:height="0.153cm" svg:x="7.91cm" svg:y="10.452cm" svg:viewBox="0 0 89 154" draw:points="0,103 0,0 89,51 89,154">
                <text:p/>
              </draw:polygon>
              <draw:line draw:style-name="gr78" draw:text-style-name="P6" draw:layer="layout" svg:x1="7.733cm" svg:y1="10.35cm" svg:x2="7.733cm" svg:y2="10.658cm">
                <text:p/>
              </draw:line>
              <draw:line draw:style-name="gr79" draw:text-style-name="P6" draw:layer="layout" svg:x1="7.644cm" svg:y1="10.298cm" svg:x2="7.644cm" svg:y2="10.606cm">
                <text:p/>
              </draw:line>
              <draw:line draw:style-name="gr80" draw:text-style-name="P6" draw:layer="layout" svg:x1="7.555cm" svg:y1="10.247cm" svg:x2="7.555cm" svg:y2="10.555cm">
                <text:p/>
              </draw:line>
              <draw:line draw:style-name="gr81" draw:text-style-name="P6" draw:layer="layout" svg:x1="7.466cm" svg:y1="10.196cm" svg:x2="7.466cm" svg:y2="10.504cm">
                <text:p/>
              </draw:line>
              <draw:line draw:style-name="gr82" draw:text-style-name="P6" draw:layer="layout" svg:x1="7.378cm" svg:y1="10.144cm" svg:x2="7.378cm" svg:y2="10.452cm">
                <text:p/>
              </draw:line>
              <draw:polygon draw:style-name="gr83" draw:text-style-name="P3" draw:layer="layout" svg:width="0.088cm" svg:height="0.564cm" svg:x="7.2cm" svg:y="9.939cm" svg:viewBox="0 0 89 565" draw:points="0,513 0,0 89,51 89,565">
                <text:p/>
              </draw:polygon>
              <draw:polygon draw:style-name="gr84" draw:text-style-name="P3" draw:layer="layout" svg:width="0.088cm" svg:height="0.564cm" svg:x="8.842cm" svg:y="10.888cm" svg:viewBox="0 0 89 565" draw:points="0,513 0,0 89,51 89,565">
                <text:p/>
              </draw:polygon>
              <draw:polygon draw:style-name="gr85" draw:text-style-name="P8" draw:layer="layout" svg:width="2.973cm" svg:height="2.231cm" svg:x="7.2cm" svg:y="9.221cm" svg:viewBox="0 0 2974 2232" draw:points="0,1231 0,718 89,769 1420,0 2974,898 2974,1411 1731,2129 1731,2232">
                <text:p/>
              </draw:polygon>
            </draw:g>
          </draw:g>
          <draw:g>
            <draw:custom-shape draw:style-name="gr86" draw:text-style-name="P9" draw:layer="layout" svg:width="0.472cm" svg:height="0.469cm" svg:x="9.307cm" svg:y="10.8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87" draw:text-style-name="P10" draw:layer="layout" svg:width="0.287cm" svg:height="0.438cm" svg:x="9.412cm" svg:y="10.887cm" svg:viewBox="0 0 288 439" draw:points="0,31 52,31 79,15 131,0 209,31 157,31 184,76 105,151 79,166 52,182 105,212 131,242 209,242 288,288 236,379 157,439 157,349 105,288 131,258 79,212 26,197 0,136">
              <text:p/>
            </draw:polygon>
            <draw:path draw:style-name="gr88" draw:text-style-name="P10" draw:layer="layout" svg:width="0.118cm" svg:height="0.199cm" svg:x="9.647cm" svg:y="10.914cm" svg:viewBox="0 0 119 200" svg:d="M105 200v-15l-26-45v-46l-27-61-52-30c52-30 157 167 105 197z">
              <text:p/>
            </draw:path>
            <draw:g>
              <draw:line draw:style-name="gr89" draw:text-style-name="P11" draw:layer="layout" svg:x1="9.516cm" svg:y1="11.174cm" svg:x2="9.49cm" svg:y2="11.068cm">
                <text:p/>
              </draw:line>
              <draw:line draw:style-name="gr90" draw:text-style-name="P11" draw:layer="layout" svg:x1="9.516cm" svg:y1="11.175cm" svg:x2="9.542cm" svg:y2="11.099cm">
                <text:p/>
              </draw:line>
              <draw:line draw:style-name="gr91" draw:text-style-name="P11" draw:layer="layout" svg:x1="9.569cm" svg:y1="11.175cm" svg:x2="9.543cm" svg:y2="11.099cm">
                <text:p/>
              </draw:line>
              <draw:line draw:style-name="gr92" draw:text-style-name="P11" draw:layer="layout" svg:x1="9.569cm" svg:y1="11.174cm" svg:x2="9.595cm" svg:y2="11.068cm">
                <text:p/>
              </draw:line>
            </draw:g>
            <draw:g>
              <draw:line draw:style-name="gr93" draw:text-style-name="P11" draw:layer="layout" svg:x1="9.673cm" svg:y1="11.174cm" svg:x2="9.647cm" svg:y2="11.068cm">
                <text:p/>
              </draw:line>
              <draw:line draw:style-name="gr94" draw:text-style-name="P11" draw:layer="layout" svg:x1="9.673cm" svg:y1="11.175cm" svg:x2="9.699cm" svg:y2="11.099cm">
                <text:p/>
              </draw:line>
              <draw:line draw:style-name="gr95" draw:text-style-name="P11" draw:layer="layout" svg:x1="9.726cm" svg:y1="11.175cm" svg:x2="9.7cm" svg:y2="11.099cm">
                <text:p/>
              </draw:line>
              <draw:line draw:style-name="gr96" draw:text-style-name="P11" draw:layer="layout" svg:x1="9.726cm" svg:y1="11.174cm" svg:x2="9.752cm" svg:y2="11.068cm">
                <text:p/>
              </draw:line>
            </draw:g>
            <draw:g>
              <draw:line draw:style-name="gr97" draw:text-style-name="P11" draw:layer="layout" svg:x1="9.359cm" svg:y1="11.174cm" svg:x2="9.333cm" svg:y2="11.068cm">
                <text:p/>
              </draw:line>
              <draw:line draw:style-name="gr98" draw:text-style-name="P11" draw:layer="layout" svg:x1="9.359cm" svg:y1="11.175cm" svg:x2="9.385cm" svg:y2="11.099cm">
                <text:p/>
              </draw:line>
              <draw:line draw:style-name="gr99" draw:text-style-name="P11" draw:layer="layout" svg:x1="9.411cm" svg:y1="11.175cm" svg:x2="9.385cm" svg:y2="11.099cm">
                <text:p/>
              </draw:line>
              <draw:line draw:style-name="gr100" draw:text-style-name="P11" draw:layer="layout" svg:x1="9.412cm" svg:y1="11.174cm" svg:x2="9.438cm" svg:y2="11.068cm">
                <text:p/>
              </draw:line>
            </draw:g>
          </draw:g>
        </draw:g>
        <draw:g>
          <draw:glue-point draw:id="4" svg:x="1.25cm" svg:y="-5cm"/>
          <draw:glue-point draw:id="5" svg:x="2.812cm" svg:y="-4cm"/>
          <draw:glue-point draw:id="6" svg:x="4.375cm" svg:y="-3cm"/>
          <draw:glue-point draw:id="7" svg:x="4.375cm" svg:y="-1cm"/>
          <draw:glue-point draw:id="8" svg:x="4.375cm" svg:y="1cm"/>
          <draw:glue-point draw:id="9" svg:x="1.25cm" svg:y="3cm"/>
          <draw:glue-point draw:id="10" svg:x="-1.875cm" svg:y="4.9cm"/>
          <draw:glue-point draw:id="11" svg:x="-3.437cm" svg:y="4cm"/>
          <draw:glue-point draw:id="12" svg:x="-5cm" svg:y="3cm"/>
          <draw:glue-point draw:id="13" svg:x="-5cm" svg:y="1cm"/>
          <draw:glue-point draw:id="14" svg:x="-5cm" svg:y="-1cm"/>
          <draw:glue-point draw:id="15" svg:x="-1.875cm" svg:y="-3cm"/>
          <draw:path draw:style-name="gr101" draw:text-style-name="P2" draw:layer="layout" svg:width="1.796cm" svg:height="1.038cm" svg:x="13.858cm" svg:y="17.13cm" svg:viewBox="0 0 1797 1039" svg:d="M0 1039c145 0 1797-764 1797-856s-66-183-211-183c0 91-1586 886-1586 1039z">
            <text:p/>
          </draw:path>
          <draw:g>
            <draw:polygon draw:style-name="gr102" draw:text-style-name="P3" draw:layer="layout" svg:width="1.057cm" svg:height="1.833cm" svg:x="12.8cm" svg:y="16.366cm" svg:viewBox="0 0 1058 1834" draw:points="0,1222 0,0 1058,611 1058,1834">
              <text:p/>
            </draw:polygon>
            <draw:polygon draw:style-name="gr103" draw:text-style-name="P4" draw:layer="layout" svg:width="1.585cm" svg:height="2.138cm" svg:x="13.858cm" svg:y="16.06cm" svg:viewBox="0 0 1586 2139" draw:points="0,2139 0,917 1586,0 1586,1222">
              <text:p/>
            </draw:polygon>
            <draw:polygon draw:style-name="gr104" draw:text-style-name="P5" draw:layer="layout" svg:width="2.643cm" svg:height="1.527cm" svg:x="12.8cm" svg:y="15.449cm" svg:viewBox="0 0 2644 1528" draw:points="1058,1528 0,917 1586,0 2644,611">
              <text:p/>
            </draw:polygon>
            <draw:polygon draw:style-name="gr105" draw:text-style-name="P8" draw:layer="layout" svg:width="2.643cm" svg:height="2.749cm" svg:x="12.8cm" svg:y="15.449cm" svg:viewBox="0 0 2644 2750" draw:points="0,2139 0,917 1586,0 2644,611 2644,1834 1058,2750">
              <text:p/>
            </draw:polygon>
            <draw:polygon draw:style-name="gr106" draw:text-style-name="P7" draw:layer="layout" svg:width="0.052cm" svg:height="0.121cm" svg:x="13.54cm" svg:y="16.977cm" svg:viewBox="0 0 53 122" draw:points="0,91 0,0 53,31 53,122">
              <text:p/>
            </draw:polygon>
            <draw:polygon draw:style-name="gr107" draw:text-style-name="P12" draw:layer="layout" svg:width="0.105cm" svg:height="0.213cm" svg:x="13.646cm" svg:y="16.977cm" svg:viewBox="0 0 106 214" draw:points="0,153 0,0 106,61 106,214">
              <text:p/>
            </draw:polygon>
            <draw:line draw:style-name="gr108" draw:text-style-name="P13" draw:layer="layout" svg:x1="14.968cm" svg:y1="16.915cm" svg:x2="15.391cm" svg:y2="16.671cm">
              <text:p/>
            </draw:line>
            <draw:g>
              <draw:line draw:style-name="gr109" draw:text-style-name="P6" draw:layer="layout" svg:x1="13.435cm" svg:y1="17.833cm" svg:x2="13.329cm" svg:y2="17.772cm">
                <text:p/>
              </draw:line>
              <draw:line draw:style-name="gr110" draw:text-style-name="P6" draw:layer="layout" svg:x1="13.329cm" svg:y1="17.13cm" svg:x2="13.329cm" svg:y2="17.772cm">
                <text:p/>
              </draw:line>
              <draw:line draw:style-name="gr111" draw:text-style-name="P6" draw:layer="layout" svg:x1="13.434cm" svg:y1="17.191cm" svg:x2="13.434cm" svg:y2="17.833cm">
                <text:p/>
              </draw:line>
              <draw:line draw:style-name="gr112" draw:text-style-name="P6" draw:layer="layout" svg:x1="13.435cm" svg:y1="17.191cm" svg:x2="13.329cm" svg:y2="17.13cm">
                <text:p/>
              </draw:line>
            </draw:g>
            <draw:g>
              <draw:line draw:style-name="gr113" draw:text-style-name="P6" draw:layer="layout" svg:x1="12.959cm" svg:y1="17.558cm" svg:x2="12.853cm" svg:y2="17.497cm">
                <text:p/>
              </draw:line>
              <draw:line draw:style-name="gr114" draw:text-style-name="P6" draw:layer="layout" svg:x1="12.853cm" svg:y1="16.855cm" svg:x2="12.853cm" svg:y2="17.497cm">
                <text:p/>
              </draw:line>
              <draw:line draw:style-name="gr115" draw:text-style-name="P6" draw:layer="layout" svg:x1="12.959cm" svg:y1="16.916cm" svg:x2="12.959cm" svg:y2="17.558cm">
                <text:p/>
              </draw:line>
              <draw:line draw:style-name="gr116" draw:text-style-name="P6" draw:layer="layout" svg:x1="12.959cm" svg:y1="16.916cm" svg:x2="12.853cm" svg:y2="16.855cm">
                <text:p/>
              </draw:line>
            </draw:g>
            <draw:g>
              <draw:line draw:style-name="gr117" draw:text-style-name="P6" draw:layer="layout" svg:x1="13.117cm" svg:y1="17.649cm" svg:x2="13.011cm" svg:y2="17.588cm">
                <text:p/>
              </draw:line>
              <draw:line draw:style-name="gr118" draw:text-style-name="P6" draw:layer="layout" svg:x1="13.011cm" svg:y1="16.946cm" svg:x2="13.011cm" svg:y2="17.588cm">
                <text:p/>
              </draw:line>
              <draw:line draw:style-name="gr119" draw:text-style-name="P6" draw:layer="layout" svg:x1="13.117cm" svg:y1="17.008cm" svg:x2="13.117cm" svg:y2="17.65cm">
                <text:p/>
              </draw:line>
              <draw:line draw:style-name="gr120" draw:text-style-name="P6" draw:layer="layout" svg:x1="13.117cm" svg:y1="17.007cm" svg:x2="13.011cm" svg:y2="16.946cm">
                <text:p/>
              </draw:line>
            </draw:g>
            <draw:g>
              <draw:line draw:style-name="gr121" draw:text-style-name="P6" draw:layer="layout" svg:x1="13.276cm" svg:y1="17.741cm" svg:x2="13.17cm" svg:y2="17.68cm">
                <text:p/>
              </draw:line>
              <draw:line draw:style-name="gr122" draw:text-style-name="P6" draw:layer="layout" svg:x1="13.17cm" svg:y1="17.038cm" svg:x2="13.17cm" svg:y2="17.68cm">
                <text:p/>
              </draw:line>
              <draw:line draw:style-name="gr123" draw:text-style-name="P6" draw:layer="layout" svg:x1="13.276cm" svg:y1="17.099cm" svg:x2="13.276cm" svg:y2="17.741cm">
                <text:p/>
              </draw:line>
              <draw:line draw:style-name="gr124" draw:text-style-name="P6" draw:layer="layout" svg:x1="13.276cm" svg:y1="17.099cm" svg:x2="13.17cm" svg:y2="17.038cm">
                <text:p/>
              </draw:line>
            </draw:g>
            <draw:g>
              <draw:line draw:style-name="gr125" draw:text-style-name="P6" draw:layer="layout" svg:x1="13.593cm" svg:y1="17.924cm" svg:x2="13.487cm" svg:y2="17.863cm">
                <text:p/>
              </draw:line>
              <draw:line draw:style-name="gr126" draw:text-style-name="P6" draw:layer="layout" svg:x1="13.487cm" svg:y1="17.221cm" svg:x2="13.487cm" svg:y2="17.863cm">
                <text:p/>
              </draw:line>
              <draw:line draw:style-name="gr127" draw:text-style-name="P6" draw:layer="layout" svg:x1="13.593cm" svg:y1="17.283cm" svg:x2="13.593cm" svg:y2="17.925cm">
                <text:p/>
              </draw:line>
              <draw:line draw:style-name="gr128" draw:text-style-name="P6" draw:layer="layout" svg:x1="13.593cm" svg:y1="17.282cm" svg:x2="13.487cm" svg:y2="17.221cm">
                <text:p/>
              </draw:line>
            </draw:g>
            <draw:g>
              <draw:line draw:style-name="gr129" draw:text-style-name="P6" draw:layer="layout" svg:x1="13.752cm" svg:y1="18.016cm" svg:x2="13.646cm" svg:y2="17.955cm">
                <text:p/>
              </draw:line>
              <draw:line draw:style-name="gr130" draw:text-style-name="P6" draw:layer="layout" svg:x1="13.646cm" svg:y1="17.313cm" svg:x2="13.646cm" svg:y2="17.955cm">
                <text:p/>
              </draw:line>
              <draw:line draw:style-name="gr131" draw:text-style-name="P6" draw:layer="layout" svg:x1="13.752cm" svg:y1="17.374cm" svg:x2="13.752cm" svg:y2="18.016cm">
                <text:p/>
              </draw:line>
              <draw:line draw:style-name="gr132" draw:text-style-name="P6" draw:layer="layout" svg:x1="13.752cm" svg:y1="17.374cm" svg:x2="13.646cm" svg:y2="17.313cm">
                <text:p/>
              </draw:line>
            </draw:g>
            <draw:line draw:style-name="gr133" draw:text-style-name="P13" draw:layer="layout" svg:x1="14.968cm" svg:y1="16.977cm" svg:x2="15.391cm" svg:y2="16.733cm">
              <text:p/>
            </draw:line>
            <draw:line draw:style-name="gr134" draw:text-style-name="P13" draw:layer="layout" svg:x1="14.968cm" svg:y1="17.038cm" svg:x2="15.391cm" svg:y2="16.794cm">
              <text:p/>
            </draw:line>
            <draw:line draw:style-name="gr135" draw:text-style-name="P13" draw:layer="layout" svg:x1="14.968cm" svg:y1="17.099cm" svg:x2="15.391cm" svg:y2="16.855cm">
              <text:p/>
            </draw:line>
            <draw:line draw:style-name="gr136" draw:text-style-name="P13" draw:layer="layout" svg:x1="14.968cm" svg:y1="17.16cm" svg:x2="15.391cm" svg:y2="16.916cm">
              <text:p/>
            </draw:line>
            <draw:line draw:style-name="gr137" draw:text-style-name="P13" draw:layer="layout" svg:x1="14.968cm" svg:y1="17.221cm" svg:x2="15.391cm" svg:y2="16.977cm">
              <text:p/>
            </draw:line>
            <draw:line draw:style-name="gr138" draw:text-style-name="P13" draw:layer="layout" svg:x1="14.968cm" svg:y1="17.282cm" svg:x2="15.391cm" svg:y2="17.038cm">
              <text:p/>
            </draw:line>
            <draw:line draw:style-name="gr139" draw:text-style-name="P13" draw:layer="layout" svg:x1="14.968cm" svg:y1="17.343cm" svg:x2="15.391cm" svg:y2="17.099cm">
              <text:p/>
            </draw:line>
            <draw:line draw:style-name="gr140" draw:text-style-name="P13" draw:layer="layout" svg:x1="14.968cm" svg:y1="17.404cm" svg:x2="15.391cm" svg:y2="17.16cm">
              <text:p/>
            </draw:line>
            <draw:line draw:style-name="gr141" draw:text-style-name="P13" draw:layer="layout" svg:x1="14.968cm" svg:y1="17.465cm" svg:x2="15.391cm" svg:y2="17.221cm">
              <text:p/>
            </draw:line>
          </draw:g>
        </draw:g>
        <draw:frame draw:style-name="gr142" draw:text-style-name="P14" draw:layer="layout" svg:width="3.787cm" svg:height="1.673cm" svg:x="12.607cm" svg:y="12.051cm">
          <draw:text-box>
            <text:p><text:span text:style-name="T1">Node2</text:span></text:p>
            <text:p><text:span text:style-name="T1">Ip: 192.168.11.82</text:span></text:p>
            <text:p><text:span text:style-name="T1">nginx</text:span></text:p>
          </draw:text-box>
        </draw:frame>
        <draw:frame draw:style-name="gr142" draw:text-style-name="P14" draw:layer="layout" svg:width="3.787cm" svg:height="1.673cm" svg:x="17.413cm" svg:y="12.001cm">
          <draw:text-box>
            <text:p><text:span text:style-name="T1">Node2</text:span></text:p>
            <text:p><text:span text:style-name="T1">Ip: 192.168.11.83</text:span></text:p>
            <text:p><text:span text:style-name="T1">nginx</text:span></text:p>
          </draw:text-box>
        </draw:frame>
        <draw:frame draw:style-name="gr142" draw:text-style-name="P14" draw:layer="layout" svg:width="3.787cm" svg:height="1.673cm" svg:x="7.2cm" svg:y="12.001cm">
          <draw:text-box>
            <text:p><text:span text:style-name="T1">Node1</text:span></text:p>
            <text:p><text:span text:style-name="T1">Ip: 192.168.11.81</text:span></text:p>
            <text:p><text:span text:style-name="T1">nginx</text:span></text:p>
          </draw:text-box>
        </draw:frame>
        <draw:frame draw:style-name="gr142" draw:text-style-name="P14" draw:layer="layout" svg:width="3.787cm" svg:height="1.673cm" svg:x="12.608cm" svg:y="18.052cm">
          <draw:text-box>
            <text:p><text:span text:style-name="T1">nfs1</text:span></text:p>
            <text:p><text:span text:style-name="T1">Ip: 192.168.11.84</text:span></text:p>
            <text:p><text:span text:style-name="T1">nfs-server</text:span></text:p>
          </draw:text-box>
        </draw:frame>
        <draw:frame draw:style-name="gr143" draw:text-style-name="P16" draw:layer="layout" svg:width="8.3cm" svg:height="0.962cm" svg:x="10.2cm" svg:y="8.175cm">
          <draw:text-box>
            <text:p text:style-name="P15">Pacemaker Active/Active</text:p>
          </draw:text-box>
        </draw:frame>
        <draw:line draw:style-name="gr144" draw:text-style-name="P17" draw:layer="layout" svg:x1="14.3cm" svg:y1="13.8cm" svg:x2="14.3cm" svg:y2="15.5cm">
          <text:p/>
        </draw:line>
        <draw:g>
          <draw:path draw:style-name="gr145" draw:text-style-name="P18" draw:layer="layout" svg:width="0.848cm" svg:height="0.638cm" svg:x="13.5cm" svg:y="3.938cm" svg:viewBox="0 0 849 639" svg:d="M419 0c368 0 430 238 430 452-123 141-615 283-847 101-13-208 48-553 417-553z">
            <text:p/>
          </draw:path>
          <draw:path draw:style-name="gr146" draw:text-style-name="P19" draw:layer="layout" svg:width="0.183cm" svg:height="0.461cm" svg:x="13.919cm" svg:y="4.045cm" svg:viewBox="0 0 184 462" svg:d="M0 35c41-23 143-11 184-35 0 142 0 462 0 462 0-161-143-309-184-427z">
            <text:p/>
          </draw:path>
          <draw:path draw:style-name="gr147" draw:text-style-name="P20" draw:layer="layout" svg:width="0.278cm" svg:height="0.384cm" svg:x="13.84cm" svg:y="3.725cm" svg:viewBox="0 0 279 385" svg:d="M123 0c104 0 138 130 138 201 0 70 63 154-45 177-108 22-216-4-216-165s18-213 123-213z">
            <text:p/>
          </draw:path>
          <draw:path draw:style-name="gr148" draw:text-style-name="P21" draw:layer="layout" svg:width="0.429cm" svg:height="0.567cm" svg:x="13.857cm" svg:y="3.406cm" svg:viewBox="0 0 430 568" svg:d="M246 0c104 0 184 0 184 248 0 249-80 320-184 320-105 0-246-159-246-320s141-248 246-248z">
            <text:p/>
          </draw:path>
          <draw:path draw:style-name="gr149" draw:text-style-name="P22" draw:layer="layout" svg:width="0.521cm" svg:height="0.537cm" svg:x="13.755cm" svg:y="3.263cm" svg:viewBox="0 0 522 538" svg:d="M225 0c123 0 307 0 296 142-62 65-263 17-296 71-98 163 62 426-185 284-122-320 62-497 185-497z">
            <text:p/>
          </draw:path>
          <draw:path draw:style-name="gr150" draw:text-style-name="P23" draw:layer="layout" svg:width="0.725cm" svg:height="0.519cm" svg:x="14.287cm" svg:y="4.08cm" svg:viewBox="0 0 726 520" svg:d="M369 0c368 0 357 238 357 452-123 141-603 45-726-132 61-143 0-320 369-320z">
            <text:p/>
          </draw:path>
          <draw:path draw:style-name="gr151" draw:text-style-name="P19" draw:layer="layout" svg:width="0.183cm" svg:height="0.354cm" svg:x="14.472cm" svg:y="4.187cm" svg:viewBox="0 0 184 355" svg:d="M0 0c61 35 143 24 184 0-123 106-184 355-184 355 0-161 0-213 0-355z">
            <text:p/>
          </draw:path>
          <draw:path draw:style-name="gr152" draw:text-style-name="P20" draw:layer="layout" svg:width="0.254cm" svg:height="0.293cm" svg:x="14.472cm" svg:y="3.902cm" svg:viewBox="0 0 255 294" svg:d="M184 0c105 0 62 106 62 177 0 72-123 143-185 107-61-35-61-35-61-142s80-142 184-142z">
            <text:p/>
          </draw:path>
          <draw:path draw:style-name="gr153" draw:text-style-name="P24" draw:layer="layout" svg:width="0.368cm" svg:height="0.461cm" svg:x="14.349cm" svg:y="3.618cm" svg:viewBox="0 0 369 462" svg:d="M184 0c105 0 185 35 185 177 0 143-80 285-185 285-104 0-184-124-184-285s80-177 184-177z">
            <text:p/>
          </draw:path>
          <draw:path draw:style-name="gr154" draw:text-style-name="P25" draw:layer="layout" svg:width="0.512cm" svg:height="0.649cm" svg:x="14.349cm" svg:y="3.44cm" svg:viewBox="0 0 513 650" svg:d="M329 0c-123 0-340 35-329 177 63 65 275 17 307 72 98 162-21 461 123 390 184-355 21-639-101-639z">
            <text:p/>
          </draw:path>
          <draw:path draw:style-name="gr155" draw:text-style-name="P26" draw:layer="layout" svg:width="1.502cm" svg:height="1.318cm" svg:x="13.51cm" svg:y="3.263cm" svg:viewBox="0 0 1503 1319" svg:d="M470 0c123 0 319 0 307 142-4 14-41 24-61 35 123 249 0 533-123 533 123 36 203 120 230 260 24-83 83-126 138-117l-1-52c-128-73-166-328-60-410 0 0-78-14-61-36-19-172 350-206 386-161 108 48 202 400 33 644 255-13 244 339 245 431-280 112-591 16-707-107-182 151-634 199-794 74-20-269 96-531 325-552-1-58 10-103 10-162-20-12-37-10-52-25-122-320 62-497 185-497z">
            <text:p/>
          </draw:path>
        </draw:g>
        <draw:line draw:style-name="gr156" draw:text-style-name="P27" draw:layer="layout" svg:x1="14.3cm" svg:y1="4.5cm" svg:x2="14.3cm" svg:y2="7.937cm">
          <text:p/>
        </draw:line>
        <draw:frame draw:style-name="gr157" draw:text-style-name="P14" draw:layer="layout" svg:width="5.146cm" svg:height="0.725cm" svg:x="14.7cm" svg:y="7.212cm">
          <draw:text-box>
            <text:p><text:span text:style-name="T1">Virtual IP: 192.168.11.9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2:51:25.684963384</meta:creation-date>
    <dc:date>2020-08-21T13:04:57.477520367</dc:date>
    <meta:editing-duration>PT1M46S</meta:editing-duration>
    <meta:editing-cycles>4</meta:editing-cycles>
    <meta:generator>LibreOffice/6.4.4.2$Linux_X86_64 LibreOffice_project/40$Build-2</meta:generator>
    <meta:document-statistic meta:object-count="190"/>
  </office:meta>
</office:document-meta>
</file>